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rsid="001ff2cd" officeooo:paragraph-rsid="001ff2cd"/>
    </style:style>
    <style:style style:name="P2" style:family="paragraph" style:parent-style-name="Standard">
      <style:text-properties style:font-name="Liberation Serif" fo:font-weight="bold" officeooo:rsid="001ff2cd" officeooo:paragraph-rsid="001ff2cd" style:font-weight-asian="bold" style:font-weight-complex="bold"/>
    </style:style>
    <style:style style:name="P3" style:family="paragraph" style:parent-style-name="Standard">
      <style:paragraph-properties fo:text-align="center" style:justify-single-word="false"/>
      <style:text-properties style:font-name="Liberation Serif" fo:font-weight="bold" officeooo:rsid="001ff2cd" officeooo:paragraph-rsid="001ff2cd" style:font-weight-asian="bold" style:font-weight-complex="bold"/>
    </style:style>
    <style:style style:name="P4" style:family="paragraph" style:parent-style-name="Standard">
      <style:text-properties style:font-name="Liberation Serif" fo:font-weight="bold" officeooo:rsid="002245d7" officeooo:paragraph-rsid="002245d7" style:font-weight-asian="bold" style:font-weight-complex="bold"/>
    </style:style>
    <style:style style:name="P5" style:family="paragraph" style:parent-style-name="Standard">
      <loext:graphic-properties draw:fill="none"/>
      <style:paragraph-properties fo:background-color="transparent"/>
      <style:text-properties style:font-name="Liberation Serif" fo:font-weight="bold" officeooo:rsid="00271d03" officeooo:paragraph-rsid="00271d03" style:font-weight-asian="bold" style:font-weight-complex="bold"/>
    </style:style>
    <style:style style:name="P6" style:family="paragraph" style:parent-style-name="Standard">
      <style:text-properties style:font-name="Liberation Serif" officeooo:rsid="002245d7" officeooo:paragraph-rsid="002245d7"/>
    </style:style>
    <style:style style:name="P7" style:family="paragraph" style:parent-style-name="Standard" style:list-style-name="L1">
      <loext:graphic-properties draw:fill="none"/>
      <style:paragraph-properties fo:background-color="transparent"/>
      <style:text-properties style:font-name="Liberation Serif" fo:font-weight="normal" officeooo:rsid="0022482c" officeooo:paragraph-rsid="0022482c" style:font-weight-asian="normal" style:font-weight-complex="normal"/>
    </style:style>
    <style:style style:name="P8" style:family="paragraph" style:parent-style-name="Standard">
      <loext:graphic-properties draw:fill="none"/>
      <style:paragraph-properties fo:background-color="transparent"/>
      <style:text-properties style:font-name="Liberation Serif" fo:font-weight="normal" officeooo:rsid="0022482c" officeooo:paragraph-rsid="0022482c" style:font-weight-asian="normal" style:font-weight-complex="normal"/>
    </style:style>
    <style:style style:name="P9" style:family="paragraph" style:parent-style-name="Standard">
      <loext:graphic-properties draw:fill="none"/>
      <style:paragraph-properties fo:background-color="transparent"/>
      <style:text-properties style:font-name="Liberation Serif" fo:font-weight="normal" officeooo:rsid="00240df0" officeooo:paragraph-rsid="00240df0" style:font-weight-asian="normal" style:font-weight-complex="normal"/>
    </style:style>
    <style:style style:name="P10" style:family="paragraph" style:parent-style-name="Standard">
      <loext:graphic-properties draw:fill="none"/>
      <style:paragraph-properties fo:background-color="transparent"/>
      <style:text-properties style:font-name="Liberation Serif" fo:font-weight="normal" officeooo:rsid="00271d03" officeooo:paragraph-rsid="00271d03" style:font-weight-asian="normal" style:font-weight-complex="normal"/>
    </style:style>
    <style:style style:name="P11" style:family="paragraph" style:parent-style-name="Standard">
      <loext:graphic-properties draw:fill="none"/>
      <style:paragraph-properties fo:background-color="transparent"/>
      <style:text-properties style:font-name="Liberation Serif" fo:font-style="italic" fo:font-weight="bold" officeooo:rsid="0022482c" officeooo:paragraph-rsid="0022482c" style:font-style-asian="italic" style:font-weight-asian="bold" style:font-style-complex="italic" style:font-weight-complex="bold"/>
    </style:style>
    <style:style style:name="P12" style:family="paragraph" style:parent-style-name="Standard">
      <loext:graphic-properties draw:fill="none"/>
      <style:paragraph-properties fo:background-color="transparent"/>
      <style:text-properties style:font-name="Liberation Serif" fo:font-style="italic" fo:font-weight="bold" officeooo:rsid="00240df0" officeooo:paragraph-rsid="00240df0" style:font-style-asian="italic" style:font-weight-asian="bold" style:font-style-complex="italic" style:font-weight-complex="bold"/>
    </style:style>
    <style:style style:name="P13" style:family="paragraph" style:parent-style-name="Standard">
      <loext:graphic-properties draw:fill="none"/>
      <style:paragraph-properties fo:background-color="transparent"/>
      <style:text-properties style:font-name="Liberation Serif" fo:font-style="italic" fo:font-weight="normal" officeooo:rsid="00271d03" officeooo:paragraph-rsid="00271d03" style:font-style-asian="italic" style:font-weight-asian="normal" style:font-style-complex="italic" style:font-weight-complex="normal"/>
    </style:style>
    <style:style style:name="P14" style:family="paragraph" style:parent-style-name="Standard">
      <style:text-properties style:font-name="Liberation Serif" officeooo:rsid="00258f16" officeooo:paragraph-rsid="00258f16"/>
    </style:style>
    <style:style style:name="P15" style:family="paragraph" style:parent-style-name="Standard">
      <loext:graphic-properties draw:fill="none"/>
      <style:paragraph-properties fo:background-color="transparent"/>
      <style:text-properties fo:color="#706e0c" style:font-name="Liberation Serif" fo:font-style="italic" fo:font-weight="bold" officeooo:rsid="00271d03" officeooo:paragraph-rsid="00271d03" style:font-style-asian="italic" style:font-weight-asian="bold" style:font-style-complex="italic" style:font-weight-complex="bold"/>
    </style:style>
    <style:style style:name="P16" style:family="paragraph" style:parent-style-name="Standard">
      <loext:graphic-properties draw:fill="none"/>
      <style:paragraph-properties fo:background-color="transparent"/>
      <style:text-properties style:use-window-font-color="true" style:font-name="Liberation Serif" fo:font-style="normal" fo:font-weight="bold" officeooo:rsid="00271d03" officeooo:paragraph-rsid="00271d03" style:font-style-asian="normal" style:font-weight-asian="bold" style:font-style-complex="normal" style:font-weight-complex="bold"/>
    </style:style>
    <style:style style:name="P17" style:family="paragraph" style:parent-style-name="Standard">
      <loext:graphic-properties draw:fill="none"/>
      <style:paragraph-properties fo:background-color="transparent"/>
      <style:text-properties style:use-window-font-color="true" style:font-name="Liberation Serif" fo:font-style="normal" fo:font-weight="normal" officeooo:rsid="00271d03" officeooo:paragraph-rsid="00271d03" style:font-style-asian="normal" style:font-weight-asian="normal" style:font-style-complex="normal" style:font-weight-complex="normal"/>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officeooo:rsid="002245d7" officeooo:paragraph-rsid="002245d7"/>
    </style:style>
    <style:style style:name="P19" style:family="paragraph" style:parent-style-name="Standard">
      <loext:graphic-properties draw:fill="none"/>
      <style:paragraph-properties fo:margin-left="0.5in" fo:margin-right="0in" fo:text-indent="0in" style:auto-text-indent="false" fo:background-color="transparent"/>
      <style:text-properties style:font-name="Liberation Serif" officeooo:rsid="002245d7" officeooo:paragraph-rsid="002245d7"/>
    </style:style>
    <style:style style:name="P20" style:family="paragraph" style:parent-style-name="Standard">
      <loext:graphic-properties draw:fill="none"/>
      <style:paragraph-properties fo:margin-left="0.5in" fo:margin-right="0in" fo:text-indent="0in" style:auto-text-indent="false" fo:background-color="transparent"/>
      <style:text-properties style:font-name="Liberation Serif" fo:font-weight="bold" officeooo:rsid="002245d7" officeooo:paragraph-rsid="002245d7" style:font-weight-asian="bold" style:font-weight-complex="bold"/>
    </style:style>
    <style:style style:name="P21" style:family="paragraph" style:parent-style-name="Standard">
      <loext:graphic-properties draw:fill="none"/>
      <style:paragraph-properties fo:margin-left="0.5in" fo:margin-right="0in" fo:text-indent="0in" style:auto-text-indent="false" fo:background-color="transparent"/>
      <style:text-properties style:font-name="Liberation Serif" fo:font-weight="normal" officeooo:rsid="002245d7" officeooo:paragraph-rsid="002245d7" style:font-weight-asian="normal" style:font-weight-complex="normal"/>
    </style:style>
    <style:style style:name="P22" style:family="paragraph" style:parent-style-name="Standard">
      <loext:graphic-properties draw:fill="none"/>
      <style:paragraph-properties fo:margin-left="0.5in" fo:margin-right="0in" fo:text-indent="0in" style:auto-text-indent="false" fo:background-color="transparent"/>
      <style:text-properties style:font-name="Liberation Serif" fo:font-style="italic" officeooo:rsid="00271d03" officeooo:paragraph-rsid="00271d03" style:font-style-asian="italic" style:font-style-complex="italic"/>
    </style:style>
    <style:style style:name="P23" style:family="paragraph" style:parent-style-name="Standard">
      <loext:graphic-properties draw:fill="none"/>
      <style:paragraph-properties fo:margin-left="0.5in" fo:margin-right="0in" fo:text-indent="0in" style:auto-text-indent="false" fo:background-color="transparent"/>
      <style:text-properties style:font-name="Liberation Serif" fo:font-style="italic" fo:font-weight="bold" officeooo:rsid="00271d03" officeooo:paragraph-rsid="00271d03" style:font-style-asian="italic" style:font-weight-asian="bold" style:font-style-complex="italic" style:font-weight-complex="bold"/>
    </style:style>
    <style:style style:name="P24" style:family="paragraph" style:parent-style-name="Standard">
      <loext:graphic-properties draw:fill="none"/>
      <style:paragraph-properties fo:margin-left="0.5in" fo:margin-right="0in" fo:text-indent="0in" style:auto-text-indent="false" fo:background-color="transparent"/>
      <style:text-properties fo:color="#706e0c" style:font-name="Liberation Serif" fo:font-style="italic" fo:font-weight="bold" officeooo:rsid="00271d03" officeooo:paragraph-rsid="00271d03" style:font-style-asian="italic" style:font-weight-asian="bold" style:font-style-complex="italic" style:font-weight-complex="bold"/>
    </style:style>
    <style:style style:name="P25" style:family="paragraph" style:parent-style-name="Standard">
      <loext:graphic-properties draw:fill="none"/>
      <style:paragraph-properties fo:margin-left="0in" fo:margin-right="0in" fo:text-indent="0in" style:auto-text-indent="false" fo:background-color="transparent"/>
      <style:text-properties style:font-name="Liberation Serif" fo:font-weight="normal" officeooo:rsid="0022482c" officeooo:paragraph-rsid="0022482c" style:font-weight-asian="normal" style:font-weight-complex="normal"/>
    </style:style>
    <style:style style:name="P26" style:family="paragraph" style:parent-style-name="Standard">
      <loext:graphic-properties draw:fill="none"/>
      <style:paragraph-properties fo:margin-left="0in" fo:margin-right="0in" fo:text-indent="0in" style:auto-text-indent="false" fo:background-color="transparent"/>
      <style:text-properties style:font-name="Liberation Serif" fo:font-weight="bold" officeooo:rsid="0022482c" officeooo:paragraph-rsid="0022482c" style:font-weight-asian="bold" style:font-weight-complex="bold"/>
    </style:style>
    <style:style style:name="T1" style:family="text">
      <style:text-properties officeooo:rsid="0020e551"/>
    </style:style>
    <style:style style:name="T2" style:family="text">
      <style:text-properties fo:font-weight="bold" style:font-weight-asian="bold" style:font-weight-complex="bold"/>
    </style:style>
    <style:style style:name="T3" style:family="text">
      <style:text-properties officeooo:rsid="00240df0"/>
    </style:style>
    <style:style style:name="T4" style:family="text">
      <style:text-properties officeooo:rsid="00253993"/>
    </style:style>
    <style:style style:name="T5" style:family="text">
      <style:text-properties fo:color="#706e0c"/>
    </style:style>
    <style:style style:name="T6" style:family="text">
      <style:text-properties fo:color="#706e0c" fo:font-weight="bold" style:font-weight-asian="bold" style:font-weight-complex="bold"/>
    </style:style>
    <style:style style:name="T7" style:family="text">
      <style:text-properties fo:color="#706e0c" fo:font-style="italic" fo:font-weight="bold" style:font-style-asian="italic" style:font-weight-asian="bold" style:font-style-complex="italic" style:font-weight-complex="bold"/>
    </style:style>
    <style:style style:name="T8" style:family="text">
      <style:text-properties officeooo:rsid="002a16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BWAMBO SUPER SPECIALIZE HOSPITAL (Mini - User Guide)</text:p>
      <text:p text:style-name="P1"/>
      <text:p text:style-name="P2">Introduction</text:p>
      <text:p text:style-name="P1">This document serves as the quick reference guide (Mini - User Guide) to enable quick use of the system<text:span text:style-name="T1">. </text:span><text:span text:style-name="T4">This system was built in accordance to the requirement of the client, and being supported per client needs. The system automatically forward the client to the next section, once he/she completes the current section, example, if the client has been registered, automatically the Finance Module will hold the patient until he/she clears the bill, once he/she clears the Nursing/Triage Module will require the patient Vital Signs prior forarding to Doctor Consultation. At the doctor consultation, it depends what the doctor will request for the Patient, if the doctor request Laboratory investigation, again the Finance Module will hold the client, prior the Laboratory Examination.</text:span></text:p>
      <text:p text:style-name="P6">The system main menu is on the Left Hand Side of the Screen.</text:p>
      <text:p text:style-name="P14"/>
      <text:p text:style-name="P14">Note: No matter which module you are, the arrangement of the interfaces have the similar general look, with some few difference.</text:p>
      <text:p text:style-name="P6"/>
      <text:p text:style-name="P4">Patient Module</text:p>
      <text:p text:style-name="P6">Go to Patient Menu, the Patient Module will Open.</text:p>
      <text:p text:style-name="P6"><text:tab/><text:span text:style-name="T2">Patient Registration</text:span></text:p>
      <text:p text:style-name="P18">On Patient Module, click Register A New Patient, you can use MIN REGISTRATION (for small card/"kadi ndogo") or FULL REGISTRATION (for full patient details/"faili kubwa").</text:p>
      <text:p text:style-name="P19">After filling the form, click Save, the Patient details will be saved, as well as generation of Registration Number, as well as sending the Patient Data to Finance for Payment. </text:p>
      <text:p text:style-name="P19"/>
      <text:p text:style-name="P24">Patients &gt; "Register A New Patient" &gt; "Mini Registration" &gt; "Register A Patient"</text:p>
      <text:p text:style-name="P22"/>
      <text:p text:style-name="P22">OR</text:p>
      <text:p text:style-name="P22"/>
      <text:p text:style-name="P23"><text:span text:style-name="T5">Patients &gt; "Register A New Patient" &gt; "Full Registration" &gt; "Register A Patient"</text:span></text:p>
      <text:p text:style-name="P19"/>
      <text:p text:style-name="P20">Searching and Existing Patient</text:p>
      <text:p text:style-name="P21">On Patient Module, you can search by Registration Number or Patient Name, or you can use Advanced Search, if you want to search based on the criteria.</text:p>
      <text:p text:style-name="P21"/>
      <text:p text:style-name="P26">Finance Module</text:p>
      <text:p text:style-name="P25">Finance Module is responsible for </text:p>
      <text:list xml:id="list762624465" text:style-name="L1">
        <text:list-item>
          <text:p text:style-name="P7">Raising Invoice </text:p>
        </text:list-item>
        <text:list-item>
          <text:p text:style-name="P7">Issuing Receipts</text:p>
        </text:list-item>
        <text:list-item>
          <text:p text:style-name="P7">Defining Services and their prices (The system treats everything as a service, being Operation, Registration, Laboratory Examination etc as a service)</text:p>
        </text:list-item>
      </text:list>
      <text:p text:style-name="P8">In this min manual, we will deal with Raising Invoice and Issuing Receipts.</text:p>
      <text:p text:style-name="P8"/>
      <text:p text:style-name="P11">Raising Invoice</text:p>
      <text:p text:style-name="P8">Click Finance Menu, drop-down menu will open, Click "Build Invoice" then click "Create A New Invoice", if there is any invoice which needs to be created, you will see a table with a list of Patient Names and the name of the service, and the button for "Create Invoice" at the end of each row. Click "Create Invoice" on the further right, an invoice creation window will open (it will be filled automatically), however you can apply discount, and apply price changes as well as quantity (if quantity applies for the specified service). If everything is fine click Generate Invoice. <text:span text:style-name="T3">Invoice needs to be paid once raised.</text:span></text:p>
      <text:p text:style-name="P8"/>
      <text:p text:style-name="P15">Finance &gt; "Build Invoice" &gt; "Create Invoice" &gt; "Generate Invoice"</text:p>
      <text:p text:style-name="P8"><text:soft-page-break/></text:p>
      <text:p text:style-name="P12">Issuing Receipts</text:p>
      <text:p text:style-name="P9">Click Finance Menu, drop-down menu will open, Click "Payments &amp; Receipts" then click "Generate Receipts", if there is any invoice already created, which needs to be paid, will be seen in a table like the one in "Raising Invoice" section. Click Make Payment, and the window will open, with filled details (you can make partial payments), however the invoice will be cleared when all the sum of all Receipts issued is the same as their corresponding invoice.</text:p>
      <text:p text:style-name="P9"/>
      <text:p text:style-name="P15">Finance &gt; "Payments &amp; Receipts" &gt; "Generate Receipts" &gt; "Make Payment"</text:p>
      <text:p text:style-name="P9"/>
      <text:p text:style-name="P5">Nursing Module/Triage</text:p>
      <text:p text:style-name="P10">For Triage, go to "Nursing Station" menu, then Triage</text:p>
      <text:p text:style-name="P10"/>
      <text:p text:style-name="P13"><text:span text:style-name="T6">"Nursing Station" &gt; Triage &gt; Record Vital Signs </text:span></text:p>
      <text:p text:style-name="P13"><text:span text:style-name="T6"/></text:p>
      <text:p text:style-name="P16">Doctor Consultation Module</text:p>
      <text:p text:style-name="P17"/>
      <text:p text:style-name="P17">1. Search Patients requiring Doctor's attention</text:p>
      <text:p text:style-name="P17"><text:tab/><text:span text:style-name="T7">"Doctor Consultation" &gt; "All Patients" &gt; "Filter"</text:span></text:p>
      <text:p text:style-name="P17">2. In the List (if any after clicking filter), click <text:span text:style-name="T7">"Manage Patient"</text:span></text:p>
      <text:p text:style-name="P17">3. The long form which will open, is for taking Patient Data, ie History, and requesting Laboratory Investigation, Admission, Medicine etc<text:span text:style-name="T8"> { Note: Every Consultant/Doctor has his/her own form for the same client. For admitted/In-Patient client, the Consultation can request new form every time he/she attends the same client at different times. No matter how many forms you request the previous client data will be saved permenently }</text:span></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3T07:13:00.032860121</meta:creation-date>
    <dc:date>2022-10-03T08:12:04.172810105</dc:date>
    <meta:editing-duration>PT35M59S</meta:editing-duration>
    <meta:editing-cycles>8</meta:editing-cycles>
    <meta:generator>LibreOffice/6.4.7.2$Linux_X86_64 LibreOffice_project/40$Build-2</meta:generator>
    <meta:document-statistic meta:table-count="0" meta:image-count="0" meta:object-count="0" meta:page-count="2" meta:paragraph-count="35" meta:word-count="663" meta:character-count="4110" meta:non-whitespace-character-count="3479"/>
  </office:meta>
</office:document-meta>
</file>